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94cm" fo:break-before="auto" style:use-optimal-row-height="true"/>
    </style:style>
    <style:style style:name="ro2" style:family="table-row">
      <style:table-row-properties style:row-height="7.541cm" fo:break-before="auto" style:use-optimal-row-height="true"/>
    </style:style>
    <style:style style:name="ro3" style:family="table-row">
      <style:table-row-properties style:row-height="6.041cm" fo:break-before="auto" style:use-optimal-row-height="true"/>
    </style:style>
    <style:style style:name="ro4" style:family="table-row">
      <style:table-row-properties style:row-height="4.542cm" fo:break-before="auto" style:use-optimal-row-height="true"/>
    </style:style>
    <style:style style:name="ro5" style:family="table-row">
      <style:table-row-properties style:row-height="2.293cm" fo:break-before="auto" style:use-optimal-row-height="true"/>
    </style:style>
    <style:style style:name="ro6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</office:automatic-styles>
  <office:body>
    <office:spreadsheet>
      <table:table table:name="Sheet1" table:style-name="ta1" table:print="false">
        <table:table-column table:style-name="co1" table:number-columns-repeated="1019" table:default-cell-style-name="ce1"/>
        <table:table-row table:style-name="ro1">
          <table:table-cell/>
          <table:table-cell office:value-type="string">
            <text:p>социологи</text:p>
          </table:table-cell>
          <table:table-cell office:value-type="string">
            <text:p>социальные психологи </text:p>
          </table:table-cell>
          <table:table-cell office:value-type="string">
            <text:p>спецы по динамике</text:p>
          </table:table-cell>
          <table:table-cell office:value-type="string">
            <text:p>спецы по статике</text:p>
          </table:table-cell>
          <table:table-cell table:number-columns-repeated="1014"/>
        </table:table-row>
        <table:table-row table:style-name="ro2">
          <table:table-cell office:value-type="string">
            <text:p>социальный</text:p>
          </table:table-cell>
          <table:table-cell table:style-name="ce2" office:value-type="string">
            <text:p>социология</text:p>
          </table:table-cell>
          <table:table-cell office:value-type="string">
            <text:p><text:span text:style-name="T1">Признак — </text:span><text:span text:style-name="T1">идейность,</text:span> <text:span text:style-name="T2">свойства </text:span><text:span text:style-name="T2">идей (их </text:span><text:span text:style-name="T2">классификац</text:span><text:span text:style-name="T2">ия) - </text:span><text:span text:style-name="T2">Патентное </text:span><text:span text:style-name="T2">право, </text:span><text:span text:style-name="T2">авторское </text:span><text:span text:style-name="T2">право, </text:span><text:span text:style-name="T2">индивидуаль</text:span><text:span text:style-name="T2">ные идеи, </text:span><text:span text:style-name="T2">общественн</text:span><text:span text:style-name="T2">ые идеи.</text:span> <text:span text:style-name="T3">Связи идей </text:span><text:span text:style-name="T3">— </text:span><text:span text:style-name="T3">классификац</text:span><text:span text:style-name="T3">ия </text:span><text:span text:style-name="T3">мировоззрен</text:span><text:span text:style-name="T3">ий</text:span></text:p>
          </table:table-cell>
          <table:table-cell office:value-type="string">
            <text:p><text:span text:style-name="T1">Признак — </text:span><text:span text:style-name="T1">совершение </text:span><text:span text:style-name="T1">действий. <text:s/></text:span><text:s text:c="4"/><text:span text:style-name="T2">Свойства — </text:span><text:span text:style-name="T2">классификац</text:span><text:span text:style-name="T2">ия </text:span><text:span text:style-name="T2">поведений </text:span><text:span text:style-name="T2">(норма-</text:span><text:span text:style-name="T2">аномалия), </text:span><text:s/><text:span text:style-name="T3">Связи между </text:span><text:span text:style-name="T3"><text:s/></text:span><text:span text:style-name="T3">поведениями </text:span><text:span text:style-name="T3">?</text:span></text:p>
          </table:table-cell>
          <table:table-cell office:value-type="string">
            <text:p><text:span text:style-name="T1">Признак — </text:span><text:span text:style-name="T1">принадлежн</text:span><text:span text:style-name="T1">ость к </text:span><text:span text:style-name="T1">социальной </text:span><text:span text:style-name="T1">группе. </text:span><text:s text:c="10"/><text:s/><text:span text:style-name="T2">Свойства — </text:span><text:span text:style-name="T2">классификац</text:span><text:span text:style-name="T2">ии групп </text:span><text:span text:style-name="T2">(классы, </text:span><text:span text:style-name="T2">сословия, </text:span><text:span text:style-name="T2">нации, </text:span><text:span text:style-name="T2">этносы и </text:span><text:span text:style-name="T2">прочее).</text:span> <text:span text:style-name="T3">Иерархии </text:span><text:span text:style-name="T3">социальных </text:span><text:span text:style-name="T3">групп как </text:span><text:span text:style-name="T3">форма связи </text:span><text:span text:style-name="T3">между ними.</text:span> </text:p>
          </table:table-cell>
          <table:table-cell table:number-columns-repeated="1014"/>
        </table:table-row>
        <table:table-row table:style-name="ro3">
          <table:table-cell office:value-type="string">
            <text:p>Социально-психологический</text:p>
          </table:table-cell>
          <table:table-cell office:value-type="string">
            <text:p>идеи</text:p>
          </table:table-cell>
          <table:table-cell table:style-name="ce2" office:value-type="string">
            <text:p>социальная психология</text:p>
          </table:table-cell>
          <table:table-cell office:value-type="string">
            <text:p><text:span text:style-name="T1">Признак — </text:span><text:span text:style-name="T1">включенност</text:span><text:span text:style-name="T1">ь в </text:span><text:span text:style-name="T1">отношения </text:span><text:span text:style-name="T1">непосредств</text:span><text:span text:style-name="T1">енного </text:span><text:span text:style-name="T1">взаимодейст</text:span><text:span text:style-name="T1">вия. <text:s text:c="2"/></text:span><text:s/><text:span text:style-name="T2">Свойства — </text:span><text:span text:style-name="T2">взаимодейст</text:span><text:span text:style-name="T2">вий, их </text:span><text:span text:style-name="T2">иерархия </text:span>( <text:s text:c="4"/><text:s/><text:span text:style-name="T3">связи между </text:span><text:span text:style-name="T3">взаимодейст</text:span><text:span text:style-name="T3">вия</text:span></text:p>
          </table:table-cell>
          <table:table-cell office:value-type="string">
            <text:p><text:span text:style-name="T1">признак </text:span><text:span text:style-name="T1">-принадлежн</text:span><text:span text:style-name="T1">ость к малой </text:span><text:span text:style-name="T1">группе.</text:span> <text:s text:c="10"/><text:span text:style-name="T2">Свойства </text:span><text:span text:style-name="T2">малых групп. </text:span><text:span text:style-name="T2">Классифика</text:span><text:span text:style-name="T2">ция малых </text:span><text:span text:style-name="T2">групп. </text:span><text:s/><text:span text:style-name="T3">Отношения </text:span><text:span text:style-name="T3">между </text:span><text:span text:style-name="T3">малыми </text:span><text:span text:style-name="T3">группами как </text:span><text:span text:style-name="T3">форма </text:span><text:span text:style-name="T3">связей </text:span><text:span text:style-name="T3">между ними.</text:span></text:p>
          </table:table-cell>
          <table:table-cell table:number-columns-repeated="1014"/>
        </table:table-row>
        <table:table-row table:style-name="ro4">
          <table:table-cell office:value-type="string">
            <text:p>динамический</text:p>
          </table:table-cell>
          <table:table-cell office:value-type="string">
            <text:p>поведение</text:p>
          </table:table-cell>
          <table:table-cell office:value-type="string">
            <text:p>взаимодействие </text:p>
          </table:table-cell>
          <table:table-cell table:style-name="ce2" office:value-type="string">
            <text:p>динамика</text:p>
          </table:table-cell>
          <table:table-cell office:value-type="string">
            <text:p><text:span text:style-name="T1">Признаки — </text:span><text:span text:style-name="T1">пространств</text:span><text:span text:style-name="T1">енно-</text:span><text:span text:style-name="T1">временная </text:span><text:span text:style-name="T1">локализаци</text:span>я. <text:span text:style-name="T2">Свойства </text:span><text:span text:style-name="T2">— единицы </text:span><text:span text:style-name="T2">измерения.</text:span> <text:span text:style-name="T3">Связи — </text:span><text:span text:style-name="T3">системы </text:span><text:span text:style-name="T3">единиц </text:span><text:span text:style-name="T3">измерения.</text:span></text:p>
          </table:table-cell>
          <table:table-cell table:number-columns-repeated="1014"/>
        </table:table-row>
        <table:table-row table:style-name="ro5">
          <table:table-cell office:value-type="string">
            <text:p>статический</text:p>
          </table:table-cell>
          <table:table-cell office:value-type="string">
            <text:p>социальные группы</text:p>
          </table:table-cell>
          <table:table-cell office:value-type="string">
            <text:p>группы непосредственного взаимодействия, статус в них</text:p>
          </table:table-cell>
          <table:table-cell office:value-type="string">
            <text:p>меры</text:p>
          </table:table-cell>
          <table:table-cell table:style-name="ce2" office:value-type="string">
            <text:p>статика</text:p>
          </table:table-cell>
          <table:table-cell table:number-columns-repeated="1014"/>
        </table:table-row>
        <table:table-row table:style-name="ro6" table:number-rows-repeated="65530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6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2-22T16:15:27</meta:creation-date>
    <dc:date>2010-02-22T16:17:10</dc:date>
    <dc:creator>simon kordonsky</dc:creator>
    <meta:editing-duration>PT00H01M43S</meta:editing-duration>
    <meta:editing-cycles>1</meta:editing-cycles>
    <meta:document-statistic meta:table-count="3" meta:cell-count="24" meta:object-count="0"/>
    <meta:generator>OpenOffice.org/3.2$Unix OpenOffice.org_project/320m9$Build-9476</meta:generator>
  </office:meta>
</office:document-meta>
</file>